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9:13:4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datatypes cheatsheet, which is available in the Week 4 module of the lecture notes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VS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</table:table-row>
      </table:table>
      <text:p text:style-name="First_20_paragraph">You can check your answers using VS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VS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21:13:46Z</meta:creation-date>
    <dc:date>2021-05-24T21:13:46Z</dc:date>
    <meta:user-defined meta:name="date" meta:value-type="string">May  24, 2021 (09:13:4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